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0F779858A00787FB44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1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/>
    </style:style>
    <style:style style:name="P9" style:family="paragraph" style:parent-style-name="Text_20_body">
      <style:text-properties fo:language="en" fo:country="US" officeooo:rsid="000b91c0" officeooo:paragraph-rsid="000b91c0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Text_20_body" style:list-style-name="L1"/>
    <style:style style:name="P18" style:family="paragraph" style:parent-style-name="Text_20_body" style:list-style-name="L2">
      <style:text-properties officeooo:rsid="0000a630" officeooo:paragraph-rsid="0000a630"/>
    </style:style>
    <style:style style:name="P19" style:family="paragraph" style:parent-style-name="Text_20_body" style:list-style-name="L3">
      <style:text-properties officeooo:rsid="0000a630" officeooo:paragraph-rsid="0000a630"/>
    </style:style>
    <style:style style:name="P20" style:family="paragraph" style:parent-style-name="Text_20_body" style:list-style-name="L2">
      <style:text-properties officeooo:rsid="0007e4d6" officeooo:paragraph-rsid="0007e4d6"/>
    </style:style>
    <style:style style:name="P21" style:family="paragraph" style:parent-style-name="Text_20_body" style:list-style-name="L3">
      <style:text-properties officeooo:rsid="000b91c0" officeooo:paragraph-rsid="000b91c0"/>
    </style:style>
    <style:style style:name="P22" style:family="paragraph" style:parent-style-name="Heading_20_1">
      <style:text-properties officeooo:rsid="0000a630" officeooo:paragraph-rsid="0000a630"/>
    </style:style>
    <style:style style:name="P23" style:family="paragraph" style:parent-style-name="Notas_20_Informativas" style:list-style-name="L2">
      <style:paragraph-properties fo:margin-left="2.401cm" fo:margin-right="0.101cm" fo:text-indent="0cm" style:auto-text-indent="false"/>
    </style:style>
    <style:style style:name="P24" style:family="paragraph" style:parent-style-name="Titulo" style:master-page-name="Standard">
      <style:paragraph-properties style:page-number="auto"/>
    </style:style>
    <style:style style:name="P25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7e4d6"/>
    </style:style>
    <style:style style:name="T12" style:family="text">
      <style:text-properties officeooo:rsid="00097c41"/>
    </style:style>
    <style:style style:name="T13" style:family="text">
      <style:text-properties officeooo:rsid="000b1c58"/>
    </style:style>
    <style:style style:name="T14" style:family="text">
      <style:text-properties officeooo:rsid="000b91c0"/>
    </style:style>
    <style:style style:name="T15" style:family="text">
      <style:text-properties style:text-underline-style="solid" style:text-underline-width="auto" style:text-underline-color="font-color" officeooo:rsid="0000a630"/>
    </style:style>
    <style:style style:name="T16" style:family="text">
      <style:text-properties fo:font-style="italic" style:text-underline-style="solid" style:text-underline-width="auto" style:text-underline-color="font-color" officeooo:rsid="0000a630" style:font-style-asian="italic" style:font-style-complex="italic"/>
    </style:style>
    <style:style style:name="T17" style:family="text">
      <style:text-properties fo:font-style="normal" style:text-underline-style="solid" style:text-underline-width="auto" style:text-underline-color="font-color" officeooo:rsid="0000a630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fo:font-weight="bold" officeooo:rsid="0000a630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 Entorno Cliente" text:name="Modulo"/>
        <text:user-field-decl office:value-type="string" office:string-value="1" text:name="NumeroTema"/>
        <text:user-field-decl office:value-type="string" office:string-value="Navegadores y entorno de trabajo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6"><draw:frame draw:style-name="fr2" draw:name="gráficos10" text:anchor-type="paragraph" svg:x="0cm" svg:y="0.056cm" svg:width="9.53cm" svg:height="5.23cm" draw:z-index="1"><draw:image xlink:href="Pictures/10000000000001C2000000F779858A00787FB449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P5"><text:span text:style-name="T9">UNIDAD 1</text:span>.</text:p>
      <text:p text:style-name="P5"><text:user-field-get text:name="Tema">Navegadores y entorno de trabajo</text:user-field-get></text:p>
      <text:p text:style-name="P6"><text:span text:style-name="T13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4">8</text:span>/201<text:span text:style-name="T14">9</text:span></text:p>
      <text:p text:style-name="P14"><text:tab/><text:tab/><text:tab/><text:tab/><text:tab/><text:tab/><text:tab/><text:tab/><text:tab/><text:tab/>Versión:<text:date style:data-style-name="N104" text:date-value="2018-09-17T14:00:37.719303765">180917</text:date>.<text:time style:data-style-name="N105" text:time-value="2018-09-17T14:00:37.719476642">1400</text:time> </text:p>
      <text:p text:style-name="P3"/>
      <text:p text:style-name="Standard"/>
      <text:p text:style-name="Standard"><text:soft-page-break/></text:p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5">1. Fechas<text:tab/>3</text:p>
          <text:p text:style-name="P25">2. Conocimientos previos<text:tab/>3</text:p>
          <text:p text:style-name="P25">3. Objetivos<text:tab/>3</text:p>
          <text:p text:style-name="P25">4. Contenidos<text:tab/>3</text:p>
          <text:p text:style-name="P25">5. Actividades<text:tab/>3</text:p>
          <text:p text:style-name="P25">6. Recomendaciones<text:tab/>3</text:p>
        </text:index-body>
      </text:table-of-content>
      <text:p text:style-name="Standard"/>
      <text:p text:style-name="P24">UD0<text:user-field-get text:name="NumeroTema">1</text:user-field-get>. <text:user-field-get text:name="Tema">Navegadores y entorno de trabajo</text:user-field-get></text:p>
      <text:h text:style-name="P22" text:outline-level="1">Fecha<text:span text:style-name="T10">s</text:span></text:h>
      <text:p text:style-name="Text_20_body"><text:span text:style-name="T9">Desde</text:span> 1<text:span text:style-name="T14">7</text:span>/09/201<text:span text:style-name="T14">8</text:span> <text:span text:style-name="T12">al</text:span> <text:span text:style-name="T9">23</text:span>/<text:span text:style-name="T9">09</text:span>/201<text:span text:style-name="T14">8</text:span>. <text:span text:style-name="T9">La duración de la unidad es de 1 semana (7 horas)</text:span>.</text:p>
      <text:h text:style-name="P22" text:outline-level="1">Conocimientos previos</text:h>
      <text:list xml:id="list3745133343" text:style-name="L1">
        <text:list-item>
          <text:p text:style-name="P17"><text:span text:style-name="T9">Uso básico de sistemas operativos</text:span>.</text:p>
        </text:list-item>
        <text:list-item>
          <text:p text:style-name="P17"><text:span text:style-name="T9">Conocimientos generales del uso de entornos de desarrollo</text:span>.</text:p>
        </text:list-item>
      </text:list>
      <text:h text:style-name="P22" text:outline-level="1">Objetivos</text:h>
      <text:list xml:id="list917505938" text:style-name="L2">
        <text:list-item>
          <text:p text:style-name="P18">Aprender a instalar un navegador <text:span text:style-name="T11">W</text:span>eb.</text:p>
        </text:list-item>
        <text:list-item>
          <text:p text:style-name="P20">Aprender a instalar una extensión para un navegador Web.</text:p>
        </text:list-item>
        <text:list-item>
          <text:p text:style-name="P18">Aprender a instalar un entorno de desarrollo.</text:p>
        </text:list-item>
        <text:list-item>
          <text:p text:style-name="P18">Aprender a instalar un cliente para un sistema de control de versiones. </text:p>
        </text:list-item>
        <text:list-item>
          <text:p text:style-name="P18">Aprender a instalar extensiones para un entorno de desarrollo.</text:p>
          <text:p text:style-name="P23"><text:span text:style-name="T3"> </text:span><text:span text:style-name="T9">La instalación de un servidor web no es obligatoria para esta evaluación</text:span>.</text:p>
        </text:list-item>
      </text:list>
      <text:h text:style-name="P22" text:outline-level="1">Contenidos</text:h>
      <text:list xml:id="list2737890014" text:style-name="L3">
        <text:list-item>
          <text:p text:style-name="P19">Instalación de<text:span text:style-name="T11">l</text:span> navegador <text:span text:style-name="T11">Mozilla Firefox</text:span>.</text:p>
        </text:list-item>
        <text:list-item>
          <text:p text:style-name="P19">Instalación entorno de desarrollo <text:span text:style-name="T14">Visual Studio Code</text:span>.</text:p>
        </text:list-item>
        <text:list-item>
          <text:p text:style-name="P19">Instalación de Git.</text:p>
        </text:list-item>
        <text:list-item>
          <text:p text:style-name="P21">Depuración. Consola Web.</text:p>
        </text:list-item>
      </text:list>
      <text:h text:style-name="P22" text:outline-level="1">Actividades</text:h>
      <text:p text:style-name="Text_20_body"><text:span text:style-name="T9">Es muy importante leer los apuntes y realizar los ejercicios. Los ejercicios de esta unidad </text:span><text:span text:style-name="T18">no son evaluables</text:span><text:span text:style-name="T9">, pero son base para la realización de actividades en las próximas unidades didácticas</text:span>.</text:p>
      <text:h text:style-name="P22" text:outline-level="1">Recomendaciones</text:h>
      <text:p text:style-name="P8">Es necesario acudir a las TC con los conceptos principales estudiado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1" text:name="NumeroTema"/>
          <text:user-field-decl office:value-type="string" office:string-value="Navegadores y entorno de trabajo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1</text:user-field-get></text:span><text:span text:style-name="MT1">. </text:span><text:span text:style-name="MT1"><text:user-field-get text:name="Tema">Navegadores y entorno de trabajo</text:user-field-get>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3:17:11.549477348</meta:creation-date>
    <meta:editing-duration>PT19H34M9S</meta:editing-duration>
    <meta:editing-cycles>21</meta:editing-cycles>
    <meta:generator>LibreOffice/6.0.6.2$Linux_X86_64 LibreOffice_project/00m0$Build-2</meta:generator>
    <dc:title>Plantilla CEED</dc:title>
    <dc:date>2018-09-17T14:00:37.195932420</dc:date>
    <meta:print-date>2016-09-19T01:24:23.102000000</meta:print-date>
    <meta:document-statistic meta:table-count="0" meta:image-count="1" meta:object-count="0" meta:page-count="3" meta:paragraph-count="49" meta:word-count="308" meta:character-count="1955" meta:non-whitespace-character-count="1691"/>
    <meta:template xlink:type="simple" xlink:actuate="onRequest" xlink:title="Plantilla CEED" xlink:href="../../.config/libreoffice/4/user/template/Plantilla%20CEED.ott" meta:date="2016-09-15T13:17:11.020000000"/>
  </office:meta>
</office:document-meta>
</file>